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666in"/>
      <style:text-properties fo:language="es" fo:country="MX"/>
    </style:style>
    <style:style style:name="TableColumn6" style:family="table-column">
      <style:table-column-properties style:column-width="0.7708in" style:use-optimal-column-width="false"/>
    </style:style>
    <style:style style:name="TableColumn7" style:family="table-column">
      <style:table-column-properties style:column-width="0.8423in" style:use-optimal-column-width="false"/>
    </style:style>
    <style:style style:name="Table5" style:family="table">
      <style:table-properties style:width="1.6131in" fo:margin-left="0in" table:align="righ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" style:parent-style-name="Standard" style:family="paragraph">
      <style:paragraph-properties fo:text-align="end"/>
      <style:text-properties fo:language="es" fo:country="MX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Standard" style:family="paragraph">
      <style:paragraph-properties fo:text-align="end"/>
      <style:text-properties fo:language="es" fo:country="MX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" style:parent-style-name="Standard" style:family="paragraph">
      <style:paragraph-properties fo:text-align="end"/>
      <style:text-properties fo:language="es" fo:country="MX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Standard" style:family="paragraph">
      <style:paragraph-properties fo:text-align="end"/>
      <style:text-properties fo:language="es" fo:country="MX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Standard" style:family="paragraph">
      <style:paragraph-properties fo:text-align="end"/>
      <style:text-properties fo:language="es" fo:country="MX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Standard" style:family="paragraph">
      <style:paragraph-properties fo:text-align="end"/>
      <style:text-properties fo:language="es" fo:country="MX"/>
    </style:style>
    <style:style style:name="P23" style:parent-style-name="Standard" style:family="paragraph">
      <style:paragraph-properties fo:text-align="center"/>
      <style:text-properties fo:language="es" fo:country="MX"/>
    </style:style>
    <style:style style:name="TableColumn25" style:family="table-column">
      <style:table-column-properties style:column-width="1.2986in" style:use-optimal-column-width="false"/>
    </style:style>
    <style:style style:name="TableColumn26" style:family="table-column">
      <style:table-column-properties style:column-width="4.7111in" style:use-optimal-column-width="false"/>
    </style:style>
    <style:style style:name="Table24" style:family="table">
      <style:table-properties style:width="6.0097in" fo:margin-left="-0.052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" style:parent-style-name="Standard" style:family="paragraph">
      <style:paragraph-properties fo:text-align="justify"/>
      <style:text-properties style:font-name="Arial" fo:language="es" fo:country="MX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Predeterminado" style:family="paragraph">
      <style:paragraph-properties fo:text-align="justify"/>
      <style:text-properties style:font-name="Arial" style:font-name-asian="Times New Roman" style:font-name-complex="Arial" fo:color="#000000" style:language-asian="es" style:country-asian="M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" style:parent-style-name="Standard" style:family="paragraph">
      <style:paragraph-properties fo:text-align="justify"/>
      <style:text-properties style:font-name="Arial" fo:language="es" fo:country="MX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" style:parent-style-name="Standard" style:family="paragraph">
      <style:paragraph-properties fo:text-align="justify"/>
      <style:text-properties style:font-name="Arial" fo:language="es" fo:country="MX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paragraph-properties fo:text-align="justify"/>
      <style:text-properties style:font-name="Arial" fo:language="es" fo:country="MX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" style:parent-style-name="Standard" style:family="paragraph">
      <style:paragraph-properties fo:text-align="justify"/>
      <style:text-properties style:font-name="Arial" fo:language="es" fo:country="MX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Standard" style:family="paragraph">
      <style:paragraph-properties fo:text-align="justify"/>
      <style:text-properties style:font-name="Arial" fo:language="es" fo:country="MX"/>
    </style:style>
    <style:style style:name="P50" style:parent-style-name="Standard" style:family="paragraph">
      <style:paragraph-properties fo:text-align="center"/>
      <style:text-properties fo:language="es" fo:country="MX"/>
    </style:style>
  </office:automatic-styles>
  <office:body>
    <office:text text:use-soft-page-breaks="true">
      <text:p text:style-name="P1">Minuta de Reunión sobre: Proyecto Administración de proyectos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FECHA:</text:p>
          </table:table-cell>
          <table:table-cell table:style-name="TableCell11">
            <text:p text:style-name="P12">30-oct-14</text:p>
          </table:table-cell>
        </table:table-row>
        <table:table-row table:style-name="TableRow13">
          <table:table-cell table:style-name="TableCell14">
            <text:p text:style-name="P15">HORA:</text:p>
          </table:table-cell>
          <table:table-cell table:style-name="TableCell16">
            <text:p text:style-name="P17">06:32</text:p>
          </table:table-cell>
        </table:table-row>
        <table:table-row table:style-name="TableRow18">
          <table:table-cell table:style-name="TableCell19">
            <text:p text:style-name="P20">LUGAR:</text:p>
          </table:table-cell>
          <table:table-cell table:style-name="TableCell21">
            <text:p text:style-name="P22">Chat</text:p>
          </table:table-cell>
        </table:table-row>
      </table:table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Puntos a tratar:</text:p>
          </table:table-cell>
          <table:table-cell table:style-name="TableCell30">
            <text:list text:style-name="WW8Num6" text:continue-numbering="true">
              <text:list-item>
                <text:p text:style-name="P31">Terminar los atrasos que se tienen el en proyecto, y<text:s/>establecer una fecha para la validación del proyecto<text:s/></text:p>
              </text:list-item>
            </text:list>
          </table:table-cell>
        </table:table-row>
        <table:table-row table:style-name="TableRow32">
          <table:table-cell table:style-name="TableCell33">
            <text:p text:style-name="P34">Acuerdos:</text:p>
          </table:table-cell>
          <table:table-cell table:style-name="TableCell35">
            <text:list text:style-name="WW8Num5" text:continue-numbering="true">
              <text:list-item>
                <text:p text:style-name="P36">Se establecerá una fecha para la evaluación del prototipo el encargado de esta actividad es Carlos<text:s/></text:p>
              </text:list-item>
              <text:list-item>
                <text:p text:style-name="P37">Cada integrante terminara las actividades retrasadas<text:s/></text:p>
              </text:list-item>
              <text:list-item>
                <text:p text:style-name="P38">Reestructurar la planeación del<text:s/>proyecto<text:s/></text:p>
              </text:list-item>
              <text:list-item>
                <text:p text:style-name="P39">El viernes 10 de octubre no habrá reunión para revisar avance, se revisara el próximo martes<text:s/>por motivos ajenos a la escuela.<text:s/></text:p>
              </text:list-item>
            </text:list>
          </table:table-cell>
        </table:table-row>
        <table:table-row table:style-name="TableRow40">
          <table:table-cell table:style-name="TableCell41">
            <text:p text:style-name="P42">Observaciones</text:p>
          </table:table-cell>
          <table:table-cell table:style-name="TableCell43">
            <text:p text:style-name="P44">El equipo no está trabajando de acuerdo a lo indicado en el plan de trabajo, existe falta de tiempo e interés.</text:p>
          </table:table-cell>
        </table:table-row>
        <table:table-row table:style-name="TableRow45">
          <table:table-cell table:style-name="TableCell46">
            <text:p text:style-name="P47">Asistentes:</text:p>
          </table:table-cell>
          <table:table-cell table:style-name="TableCell48">
            <text:p text:style-name="P49">Cristian, Carlos, Pedro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Epígrafe" style:display-name="Epígrafe" style:family="paragraph" style:parent-style-name="Standard" style:next-style-name="Standard">
      <style:text-properties fo:font-weight="bold" style:font-weight-asian="bold" style:font-weight-complex="bold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Listavistosa-Énfasis11" style:display-name="Lista vistosa - Énfasis 1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language="es" fo:country="MX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determinado" style:display-name="Predeterminado" style:family="paragraph">
      <style:paragraph-properties fo:widows="2" fo:orphans="2">
        <style:tab-stops>
          <style:tab-stop style:type="left" style:position="0.4916in"/>
        </style:tab-stops>
      </style:paragraph-properties>
      <style:text-properties style:font-name="Calibri" style:language-asian="en" style:country-asian="US" fo:hyphenate="false"/>
    </style:style>
    <style:style style:name="Índice4" style:display-name="Índice 4" style:family="paragraph" style:parent-style-name="Predeterminado">
      <style:paragraph-properties fo:margin-left="0.5in">
        <style:tab-stops>
          <style:tab-stop style:type="right" style:leader-style="dotted" style:leader-text="." style:position="8.8354in"/>
        </style:tab-stops>
      </style:paragraph-properties>
      <style:text-properties style:font-name-complex="Calibri"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2" style:display-name="WW8Num1z2" style:family="text">
      <style:text-properties style:font-name="Courier New" style:font-name-complex="Courier New"/>
    </style:style>
    <style:style style:name="WW8Num1z3" style:display-name="WW8Num1z3" style:family="text">
      <style:text-properties style:font-name="Wingdings" style:font-name-complex="Wingdings"/>
    </style:style>
    <style:style style:name="WW8Num2z0" style:display-name="WW8Num2z0" style:family="text">
      <style:text-properties style:font-name="Symbol" style:font-name-complex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>
      <style:text-properties style:font-name="Times New Roman" style:font-name-complex="Times New Roman"/>
    </style:style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complex="Symbol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IndexLink" style:display-name="Index Link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Symbol" style:font-name-complex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 style:font-name-complex="Wingdings"/>
    </style:style>
    <style:style style:name="WW_CharLFO1LVL5" style:family="text">
      <style:text-properties style:font-name="Wingdings" style:font-name-complex="Wingdings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 style:font-name-complex="Wingdings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←">
        <style:list-level-properties/>
        <style:text-properties style:font-name="Symbol"/>
      </text:list-level-style-bullet>
      <text:list-level-style-bullet text:level="2" text:style-name="WW_CharLFO1LVL2" text:bullet-char="">
        <style:list-level-properties/>
        <style:text-properties style:font-name="Symbol"/>
      </text:list-level-style-bullet>
      <text:list-level-style-bullet text:level="3" text:style-name="WW_CharLFO1LVL3" text:bullet-char="o">
        <style:list-level-properties/>
        <style:text-properties style:font-name="Courier New"/>
      </text:list-level-style-bullet>
      <text:list-level-style-bullet text:level="4" text:style-name="WW_CharLFO1LVL4" text:bullet-char="">
        <style:list-level-properties/>
        <style:text-properties style:font-name="Wingdings"/>
      </text:list-level-style-bullet>
      <text:list-level-style-bullet text:level="5" text:style-name="WW_CharLFO1LVL5" text:bullet-char="">
        <style:list-level-properties/>
        <style:text-properties style:font-name="Wingdings"/>
      </text:list-level-style-bullet>
      <text:list-level-style-bullet text:level="6" text:style-name="WW_CharLFO1LVL6" text:bullet-char="">
        <style:list-level-properties/>
        <style:text-properties style:font-name="Symbol"/>
      </text:list-level-style-bullet>
      <text:list-level-style-bullet text:level="7" text:style-name="WW_CharLFO1LVL7" text:bullet-char="o">
        <style:list-level-properties/>
        <style:text-properties style:font-name="Courier New"/>
      </text:list-level-style-bullet>
      <text:list-level-style-bullet text:level="8" text:style-name="WW_CharLFO1LVL8" text:bullet-char="">
        <style:list-level-properties/>
        <style:text-properties style:font-name="Wingdings"/>
      </text:list-level-style-bullet>
      <text:list-level-style-bullet text:level="9" text:style-name="WW_CharLFO1LVL9" text:bullet-char="">
        <style:list-level-properties/>
        <style:text-properties style:font-name="Wingdings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LVL2" style:family="text">
      <style:text-properties style:font-name="Times New Roman" style:font-name-complex="Times New Roman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4LVL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text-align="center"/>
      <style:text-properties fo:language="es" fo:country="MX"/>
    </style:style>
    <style:style style:name="P3" style:parent-style-name="Standard" style:family="paragraph">
      <style:paragraph-properties fo:text-align="center"/>
      <style:text-properties fo:language="es" fo:country="MX"/>
    </style:style>
    <style:style style:name="P4" style:parent-style-name="Standard" style:family="paragraph">
      <style:paragraph-properties fo:text-align="center"/>
      <style:text-properties fo:language="es" fo:country="MX"/>
    </style:style>
  </office:automatic-styles>
  <office:master-styles>
    <style:master-page style:name="MP0" style:page-layout-name="PL0">
      <style:header>
        <text:p text:style-name="P2">Universidad Veracruzana</text:p>
        <text:p text:style-name="P3">Facultad de Estadística e Informática</text:p>
        <text:p text:style-name="P4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Minuta de Reunión sobre: Avances de Investigación</dc:title>
    <meta:initial-creator>CISCO</meta:initial-creator>
    <dc:creator>Val</dc:creator>
    <meta:creation-date>2014-08-29T15:39:00Z</meta:creation-date>
    <dc:date>2014-10-10T19:54:00Z</dc:date>
    <meta:print-date>2010-08-25T21:39:00Z</meta:print-date>
    <meta:template xlink:href="Normal" xlink:type="simple"/>
    <meta:editing-cycles>4</meta:editing-cycles>
    <meta:editing-duration>PT4500S</meta:editing-duration>
    <meta:document-statistic meta:page-count="1" meta:paragraph-count="1" meta:word-count="112" meta:character-count="729" meta:row-count="5" meta:non-whitespace-character-count="618"/>
  </office:meta>
</office:document-meta>
</file>